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98c" officeooo:paragraph-rsid="0009e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0:50:47.111182635</meta:creation-date>
    <dc:date>2016-08-23T10:50:58.02791372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8.2$Linux_X86_64 LibreOffice_project/420m0$Build-2</meta:generator>
  </office:meta>
</office:document-meta>
</file>